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iplane-suunnitelma</text:h>
      <text:p text:style-name="Text_20_body"/>
      <text:p text:style-name="Text_20_body">Ulkoisena kirjastona käytämme QT:ta (Box2d mahdollisesti).</text:p>
      <text:h text:style-name="Heading_20_2" text:outline-level="2">Alustavat luokat</text:h>
      <text:h text:style-name="Heading_20_2" text:outline-level="2">Logiikka:</text:h>
      <text:h text:style-name="Heading_20_3" text:outline-level="3">1. World</text:h>
      <text:p text:style-name="Text_20_body">Säiliö, sisältää kaikki pelin GameObjectit (lentokoneet yms.). Konstuktori ottaa parametriksi pelaajien määrän kokonaislukuna ja alustaa lentokoneet, sotilaat ja maaston. Luokka huolehtii muistin vapauttamisesta kaikille GameObjecteille. </text:p>
      <text:p text:style-name="Text_20_body">Funktiot: </text:p>
      <text:p text:style-name="Text_20_body">refreshAll():</text:p>
      <text:p text:style-name="Text_20_body">- suorittaa pelin tapahtumat kaikille GameObjecteille ja laskee uuden paikan. </text:p>
      <text:p text:style-name="Text_20_body">CheckCollision():</text:p>
      <text:p text:style-name="Text_20_body">- tarkistaa ovatko GameObjectien koordinaatit menneet päällekkäin avaruudessa ja mikäli ovat tekee tarvittavat toimenpiteet.</text:p>
      <text:p text:style-name="Text_20_body">CreateBullet():</text:p>
      <text:p text:style-name="Text_20_body">- luo uuden luodin peliin</text:p>
      <text:p text:style-name="Text_20_body">deleteObject(): </text:p>
      <text:p text:style-name="Text_20_body">-poistaa pelistä objektin.</text:p>
      <text:p text:style-name="Text_20_body">Muuttujat:</text:p>
      <text:p text:style-name="Text_20_body">map&lt;id, GameObject*&gt;, eli mappi kaikista GameObjecteista.</text:p>
      <text:h text:style-name="Heading_20_3" text:outline-level="3">2. GameObject</text:h>
      <text:p text:style-name="Text_20_body">Abstrakti yläluokka kaikille pelin objekteille. Kaikilla objekteilla on id, jolla ne tunnistetaan. Konstruktori ottaa kokonaisluvun joka kuvaa id:tä. </text:p>
      <text:p text:style-name="Text_20_body">Funktiot:</text:p>
      <text:p text:style-name="Text_20_body">getNextId():</text:p>
      <text:p text:style-name="Text_20_body">- palauttaa seuraavan vapaan id:n</text:p>
      <text:p text:style-name="Text_20_body">virtual refresh(): </text:p>
      <text:p text:style-name="Text_20_body">selvittää objektin uuden tilanteen.</text:p>
      <text:p text:style-name="Text_20_body">Muuttujat:</text:p>
      <text:p text:style-name="Text_20_body">-paikan koordinaatit, id, nopeus, static nextId</text:p>
      <text:h text:style-name="Heading_20_3" text:outline-level="3">3. Plane</text:h>
      <text:p text:style-name="Text_20_body">Lentokone, jota pelaaja ohjaa. Lentokoneella on kiihtyvyys, bensamäärä, hp, 3+ aseita. Omat funktiot eri kontrolleille esim. kaasu, ylös, alas... Lentokoneeseen vaikuttaa myös gravitaatio.</text:p>
      <text:h text:style-name="Heading_20_3" text:outline-level="3"><text:soft-page-break/>4. Gun</text:h>
      <text:p text:style-name="Text_20_body">Abstrakti yläluokka, jonka jokainen pelaajan käytettävissä oleva ase perii. Aseet tietävät ammusmääränsä. Oma funktio ammu, joka kutsuu ObjectManager-luokan createBullet-funktiota.</text:p>
      <text:h text:style-name="Heading_20_3" text:outline-level="3">5. Bullet</text:h>
      <text:p text:style-name="Text_20_body">Aseen ampuma ammus. Aiheuttaa vaurioita lentokoneisiin ja sotilaisiin.</text:p>
      <text:h text:style-name="Heading_20_3" text:outline-level="3">6. Ground</text:h>
      <text:p text:style-name="Text_20_body">Maaston korkeus, muoto ja väri.</text:p>
      <text:h text:style-name="Heading_20_3" text:outline-level="3">7. Soldier</text:h>
      <text:p text:style-name="Text_20_body">Maastossa olevat sotilaat. Omistavat yhden aseen.</text:p>
      <text:p text:style-name="Text_20_body"/>
      <text:p text:style-name="Text_20_body">Luokat 3-7 ja 8 perivät abstraktin yläluokan<text:span text:style-name="T1"> GameObject.</text:span></text:p>
      <text:p text:style-name="Text_20_body"><text:span text:style-name="T1"/></text:p>
      <text:h text:style-name="Heading_20_2" text:outline-level="2"><text:span text:style-name="T1">Grafiikka</text:span></text:h>
      <text:p text:style-name="P1">Piirtää GameObjecteja vastaavat kuvat ruudulle, niitä vastaaville paikoille. Qt:n scene()-luokkaan piirretään kaikki grafiikkaobjektit.</text:p>
      <text:h text:style-name="Heading_20_2" text:outline-level="2">Käyttöliittymä</text:h>
      <text:p text:style-name="Text_20_body">Kuuntelee näppäimistöä ja jos nappia painetaan kutsuu sitä vastaavaa funktiota plane-luokassa tai gun-luokassa.</text:p>
      <text:p text:style-name="Text_20_body">Kontrollit:</text:p>
      <text:p text:style-name="Text_20_body">-Ammu(1, 2, 3...), Ylös, Alas, Roll, Escape </text:p>
      <text:p text:style-name="Text_20_body"/>
      <text:h text:style-name="Heading_20_2" text:outline-level="2">Main Loop:</text:h>
      <text:p text:style-name="Text_20_body">while(1){</text:p>
      <text:p text:style-name="Text_20_body"/>
      <text:list xml:id="list1510603839" text:style-name="L1">
        <text:list-item>
          <text:p text:style-name="P2">Kutsuu Grafiikkaa, joka piirtää kuvan scenestä objekteineen.</text:p>
        </text:list-item>
        <text:list-item>
          <text:p text:style-name="P2">Kutsuu käyttöliittymää</text:p>
        </text:list-item>
        <text:list-item>
          <text:p text:style-name="P2">Kutsuu Logiikan refresh() funktiota, joka laskee uuden tilan kaikille objekteille. </text:p>
        </text:list-item>
        <text:list-item>
          <text:p text:style-name="P2">Kutsuu Logiikan checkCollision()-funktiota.</text:p>
        </text:list-item>
        <text:list-item>
          <text:p text:style-name="P2">(Nyt objektit ovat uusilla paikoillaan/tuhoutuneet. Loop palaa alkuun, jossa grafiikka piirtää uuden tilan)</text:p>
        </text:list-item>
      </text:list>
      <text:p text:style-name="Text_20_body">}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yyhkynen Aku</meta:initial-creator>
    <meta:creation-date>2011-10-26T10:07:13</meta:creation-date>
    <dc:date>2011-11-02T18:43:12</dc:date>
    <dc:creator>Kyyhkynen Aku</dc:creator>
    <meta:editing-duration>PT01H57M50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2" meta:paragraph-count="51" meta:word-count="287" meta:character-count="2353"/>
  </office:meta>
</office:document-meta>
</file>